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JPY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JPY"/>
          <table:table-cell table:formula="=HYPERLINK(&quot;#B1 Tax.a25:z25&quot;; 0.0150000000000000000000)" table:style-name="transparent_JPY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JPY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JPY"/>
          <table:table-cell table:formula="=HYPERLINK(&quot;#B1 Tax.a25:z25&quot;; 0)" table:style-name="transparent_JPY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JPY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JPY"/>
          <table:table-cell table:formula="=HYPERLINK(&quot;#B2 Tax.a29:z29&quot;; 32791.00000000000000000)" table:style-name="transparent_JPY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JPY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JPY"/>
          <table:table-cell table:formula="=HYPERLINK(&quot;#B2 Tax.a29:z29&quot;; 971.50000000000000000)" table:style-name="transparent_JPY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JPY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JPY"/>
          <table:table-cell table:formula="=HYPERLINK(&quot;#B2 Tax.a29:z29&quot;; 3237.50000000000000000)" table:style-name="transparent_JPY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JPY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JPY"/>
          <table:table-cell table:formula="=HYPERLINK(&quot;#B2 Tax.a29:z29&quot;; 1480.00000000000000000)" table:style-name="transparent_JPY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JPY"/>
          <table:table-cell table:formula="=HYPERLINK(&quot;#B3 Tax.a30:z30&quot;; 33071.0000000000000000)" table:style-name="transparent_JPY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JPY"/>
          <table:table-cell table:formula="=HYPERLINK(&quot;#B3 Tax.a30:z30&quot;; 971.50000000000000000)" table:style-name="transparent_JPY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JPY"/>
          <table:table-cell table:formula="=HYPERLINK(&quot;#B3 Tax.a30:z30&quot;; 0)" table:style-name="transparent_JPY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JPY"/>
          <table:table-cell table:formula="=HYPERLINK(&quot;#B3 Tax.a30:z30&quot;; 2957.500000000000000000)" table:style-name="transparent_JPY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JPY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JPY"/>
          <table:table-cell table:formula="=HYPERLINK(&quot;#B3 Tax.a30:z30&quot;; 1480.00000000000000000)" table:style-name="transparent_JPY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628.000000000000000000000000000)" table:style-name="transparent_JPY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JPY"/>
          <table:table-cell table:formula="=HYPERLINK(&quot;#B4 Tax.a39:z39&quot;; 23636.0000000000000000)" table:style-name="transparent_JPY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JPY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JPY"/>
          <table:table-cell table:formula="=HYPERLINK(&quot;#B4 Tax.a39:z39&quot;; 620.00000000000)" table:style-name="transparent_JPY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JPY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JPY"/>
          <table:table-cell table:formula="=HYPERLINK(&quot;#B4 Tax.a31:z31&quot;; 9435.00000000000)" table:style-name="transparent_JPY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50.5000000000000000000)" table:style-name="transparent_JPY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JPY"/>
          <table:table-cell table:formula="=HYPERLINK(&quot;#B4 Tax.a31:z31&quot;; 351.50000000000000000)" table:style-name="transparent_JPY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22.500000000000000000)" table:style-name="transparent_JPY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JPY"/>
          <table:table-cell table:formula="=HYPERLINK(&quot;#B4 Tax.a31:z31&quot;; 2957.500000000000000000)" table:style-name="transparent_JPY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50.00000000000000000)" table:style-name="transparent_JPY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JPY"/>
          <table:table-cell table:formula="=HYPERLINK(&quot;#B4 Tax.a31:z31&quot;; 1480.00000000000000000)" table:style-name="transparent_JPY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currency" office:currency="JPY" table:style-name="transparent_JPY"/>
          <table:table-cell office:value="0.1" office:value-type="currency" office:currency="JPY" table:style-name="transparent_JPY"/>
          <table:table-cell office:value="0.1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currency" office:currency="JPY" table:style-name="transparent_JPY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currency" office:currency="JPY" table:style-name="transparent_JPY"/>
          <table:table-cell office:value="0.4" office:value-type="currency" office:currency="JPY" table:style-name="transparent_JPY"/>
          <table:table-cell office:value="0.4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currency" office:currency="JPY" table:style-name="taxable_event_JPY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currency" office:currency="JPY" table:style-name="taxable_event_JPY"/>
          <table:table-cell office:value="0.1" office:value-type="currency" office:currency="JPY" table:style-name="taxable_event_JPY"/>
          <table:table-cell office:value="0.1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currency" office:currency="JPY" table:style-name="taxable_event_JPY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0.4" office:value-type="currency" office:currency="JPY" table:style-name="taxable_event_JPY"/>
          <table:table-cell office:value="0.4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currency" office:currency="JPY" table:style-name="taxable_event_JPY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currency" office:currency="JPY" table:style-name="taxable_event_JPY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currency" office:currency="JPY" table:style-name="taxable_event_JPY"/>
          <table:table-cell office:value="0.01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JPY"/>
          <table:table-cell table:formula="=HYPERLINK(&quot;#B1 In-Out.a6:z6&quot;; 0.10000000000)" table:style-name="taxable_event_JPY"/>
          <table:table-cell table:formula="=HYPERLINK(&quot;#B1 In-Out.a6:z6&quot;; &quot;&quot;)" table:style-name="taxable_event_JPY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JPY"/>
          <table:table-cell table:formula="=HYPERLINK(&quot;#B1 In-Out.a7:z7&quot;; 0.20000000000)" table:style-name="taxable_event_alt_JPY"/>
          <table:table-cell table:formula="=HYPERLINK(&quot;#B1 In-Out.a7:z7&quot;; &quot;&quot;)" table:style-name="taxable_event_alt_JPY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JPY"/>
          <table:table-cell table:formula="=HYPERLINK(&quot;#B1 In-Out.a13:z13&quot;; 0.20000000000)" table:style-name="taxable_event_JPY"/>
          <table:table-cell table:formula="=HYPERLINK(&quot;#B1 In-Out.a13:z13&quot;; &quot;&quot;)" table:style-name="taxable_event_JPY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JPY"/>
          <table:table-cell table:formula="=HYPERLINK(&quot;#B1 In-Out.a4:z4&quot;; 0.0)" table:style-name="acquired_lot_JPY"/>
          <table:table-cell table:formula="=HYPERLINK(&quot;#B1 In-Out.a4:z4&quot;; 0.010000000000000000000)" table:style-name="highlighted_JPY"/>
          <table:table-cell table:formula="=HYPERLINK(&quot;#B1 In-Out.a4:z4&quot;; 0.10000000000)" table:style-name="acquired_lot_JPY"/>
          <table:table-cell table:formula="=HYPERLINK(&quot;#B1 In-Out.a4:z4&quot;; &quot;&quot;)" table:style-name="acquired_lot_JPY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JPY"/>
          <table:table-cell table:formula="=HYPERLINK(&quot;#B1 In-Out.a14:z14&quot;; 0.10000000000)" table:style-name="taxable_event_alt_JPY"/>
          <table:table-cell table:formula="=HYPERLINK(&quot;#B1 In-Out.a14:z14&quot;; &quot;&quot;)" table:style-name="taxable_event_alt_JPY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JPY"/>
          <table:table-cell table:formula="=HYPERLINK(&quot;#B1 In-Out.a4:z4&quot;; 0.00)" table:style-name="acquired_lot_JPY"/>
          <table:table-cell table:formula="=HYPERLINK(&quot;#B1 In-Out.a4:z4&quot;; 0.0050000000000000000000)" table:style-name="highlighted_JPY"/>
          <table:table-cell table:formula="=HYPERLINK(&quot;#B1 In-Out.a4:z4&quot;; 0.10000000000)" table:style-name="acquired_lot_JPY"/>
          <table:table-cell table:formula="=HYPERLINK(&quot;#B1 In-Out.a4:z4&quot;; &quot;&quot;)" table:style-name="acquired_lot_JPY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currency" office:currency="JPY" table:style-name="transparent_JPY"/>
          <table:table-cell office:value="7000.0" office:value-type="currency" office:currency="JPY" table:style-name="transparent_JPY"/>
          <table:table-cell office:value="7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currency" office:currency="JPY" table:style-name="transparent_JPY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currency" office:currency="JPY" table:style-name="transparent_JPY"/>
          <table:table-cell office:value="3900.0" office:value-type="currency" office:currency="JPY" table:style-name="transparent_JPY"/>
          <table:table-cell office:value="39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currency" office:currency="JPY" table:style-name="transparent_JPY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currency" office:currency="JPY" table:style-name="transparent_JPY"/>
          <table:table-cell office:value="1200.0" office:value-type="currency" office:currency="JPY" table:style-name="transparent_JPY"/>
          <table:table-cell office:value="12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currency" office:currency="JPY" table:style-name="transparent_JPY"/>
          <table:table-cell office:value="15000.0" office:value-type="currency" office:currency="JPY" table:style-name="transparent_JPY"/>
          <table:table-cell office:value="1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currency" office:currency="JPY" table:style-name="taxable_event_JPY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currency" office:currency="JPY" table:style-name="highlighted_JPY"/>
          <table:table-cell office:value="202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currency" office:currency="JPY" table:style-name="taxable_event_JPY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currency" office:currency="JPY" table:style-name="highlighted_JPY"/>
          <table:table-cell office:value="153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currency" office:currency="JPY" table:style-name="taxable_event_JPY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currency" office:currency="JPY" table:style-name="taxable_event_JPY"/>
          <table:table-cell office:value="3279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currency" office:currency="JPY" table:style-name="taxable_event_JPY"/>
          <table:table-cell office:value="971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currency" office:currency="JPY" table:style-name="taxable_event_JPY"/>
          <table:table-cell office:value="3237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currency" office:currency="JPY" table:style-name="taxable_event_JPY"/>
          <table:table-cell office:value="148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JPY"/>
          <table:table-cell table:formula="=HYPERLINK(&quot;#B2 In-Out.a14:z14&quot;; 11200.00000000000)" table:style-name="taxable_event_JPY"/>
          <table:table-cell table:formula="=HYPERLINK(&quot;#B2 In-Out.a14:z14&quot;; &quot;&quot;)" table:style-name="taxable_event_JPY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JPY"/>
          <table:table-cell table:formula="=HYPERLINK(&quot;#B2 In-Out.a4:z4&quot;; 75.0000000000000)" table:style-name="acquired_lot_JPY"/>
          <table:table-cell table:formula="=HYPERLINK(&quot;#B2 In-Out.a4:z4&quot;; 8325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JPY"/>
          <table:table-cell table:formula="=HYPERLINK(&quot;#B2 In-Out.a25:z25&quot;; 11400.00000000000)" table:style-name="taxable_event_alt_JPY"/>
          <table:table-cell table:formula="=HYPERLINK(&quot;#B2 In-Out.a25:z25&quot;; &quot;&quot;)" table:style-name="taxable_event_alt_JPY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JPY"/>
          <table:table-cell table:formula="=HYPERLINK(&quot;#B2 In-Out.a4:z4&quot;; 0.50000000000000)" table:style-name="acquired_lot_JPY"/>
          <table:table-cell table:formula="=HYPERLINK(&quot;#B2 In-Out.a4:z4&quot;; 55.5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JPY"/>
          <table:table-cell table:formula="=HYPERLINK(&quot;#B2 In-Out.a15:z15&quot;; 12200.00000000000)" table:style-name="taxable_event_JPY"/>
          <table:table-cell table:formula="=HYPERLINK(&quot;#B2 In-Out.a15:z15&quot;; &quot;&quot;)" table:style-name="taxable_event_JPY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JPY"/>
          <table:table-cell table:formula="=HYPERLINK(&quot;#B2 In-Out.a4:z4&quot;; 10.000000000000)" table:style-name="acquired_lot_JPY"/>
          <table:table-cell table:formula="=HYPERLINK(&quot;#B2 In-Out.a4:z4&quot;; 1110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JPY"/>
          <table:table-cell table:formula="=HYPERLINK(&quot;#B2 In-Out.a16:z16&quot;; 14200.00000000000)" table:style-name="taxable_event_alt_JPY"/>
          <table:table-cell table:formula="=HYPERLINK(&quot;#B2 In-Out.a16:z16&quot;; &quot;&quot;)" table:style-name="taxable_event_alt_JPY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JPY"/>
          <table:table-cell table:formula="=HYPERLINK(&quot;#B2 In-Out.a4:z4&quot;; 14.50000000000000)" table:style-name="acquired_lot_JPY"/>
          <table:table-cell table:formula="=HYPERLINK(&quot;#B2 In-Out.a4:z4&quot;; 1609.5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JPY"/>
          <table:table-cell table:formula="=HYPERLINK(&quot;#B2 In-Out.a16:z16&quot;; 14200.00000000000)" table:style-name="taxable_event_alt_JPY"/>
          <table:table-cell table:formula="=HYPERLINK(&quot;#B2 In-Out.a16:z16&quot;; &quot;&quot;)" table:style-name="taxable_event_alt_JPY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JPY"/>
          <table:table-cell table:formula="=HYPERLINK(&quot;#B2 In-Out.a5:z5&quot;; 88.0000000000000)" table:style-name="acquired_lot_alt_JPY"/>
          <table:table-cell table:formula="=HYPERLINK(&quot;#B2 In-Out.a5:z5&quot;; 1628.00000000000000000)" table:style-name="highlighted_JPY"/>
          <table:table-cell table:formula="=HYPERLINK(&quot;#B2 In-Out.a5:z5&quot;; 14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JPY"/>
          <table:table-cell table:formula="=HYPERLINK(&quot;#B2 In-Out.a17:z17&quot;; 14300.00000000000)" table:style-name="taxable_event_JPY"/>
          <table:table-cell table:formula="=HYPERLINK(&quot;#B2 In-Out.a17:z17&quot;; &quot;&quot;)" table:style-name="taxable_event_JPY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JPY"/>
          <table:table-cell table:formula="=HYPERLINK(&quot;#B2 In-Out.a5:z5&quot;; 80.000000000000)" table:style-name="acquired_lot_alt_JPY"/>
          <table:table-cell table:formula="=HYPERLINK(&quot;#B2 In-Out.a5:z5&quot;; 1480.00000000000000000)" table:style-name="highlighted_JPY"/>
          <table:table-cell table:formula="=HYPERLINK(&quot;#B2 In-Out.a5:z5&quot;; 14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JPY"/>
          <table:table-cell table:formula="=HYPERLINK(&quot;#B2 In-Out.a27:z27&quot;; 14400.00000000000)" table:style-name="taxable_event_alt_JPY"/>
          <table:table-cell table:formula="=HYPERLINK(&quot;#B2 In-Out.a27:z27&quot;; &quot;&quot;)" table:style-name="taxable_event_alt_JPY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JPY"/>
          <table:table-cell table:formula="=HYPERLINK(&quot;#B2 In-Out.a5:z5&quot;; 16.0000000000000)" table:style-name="acquired_lot_alt_JPY"/>
          <table:table-cell table:formula="=HYPERLINK(&quot;#B2 In-Out.a5:z5&quot;; 296.00000000000000000)" table:style-name="highlighted_JPY"/>
          <table:table-cell table:formula="=HYPERLINK(&quot;#B2 In-Out.a5:z5&quot;; 14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JPY"/>
          <table:table-cell table:formula="=HYPERLINK(&quot;#B2 In-Out.a5:z5&quot;; 216.0000000000000)" table:style-name="acquired_lot_alt_JPY"/>
          <table:table-cell table:formula="=HYPERLINK(&quot;#B2 In-Out.a5:z5&quot;; 3996.0000000000000000)" table:style-name="highlighted_JPY"/>
          <table:table-cell table:formula="=HYPERLINK(&quot;#B2 In-Out.a5:z5&quot;; 14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JPY"/>
          <table:table-cell table:formula="=HYPERLINK(&quot;#B2 In-Out.a6:z6&quot;; 0)" table:style-name="acquired_lot_JPY"/>
          <table:table-cell table:formula="=HYPERLINK(&quot;#B2 In-Out.a6:z6&quot;; 3900.0000000000000000)" table:style-name="highlighted_JPY"/>
          <table:table-cell table:formula="=HYPERLINK(&quot;#B2 In-Out.a6:z6&quot;; 13000.00000000000)" table:style-name="acquired_lot_JPY"/>
          <table:table-cell table:formula="=HYPERLINK(&quot;#B2 In-Out.a6:z6&quot;; &quot;&quot;)" table:style-name="acquired_lot_JPY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JPY"/>
          <table:table-cell table:formula="=HYPERLINK(&quot;#B2 In-Out.a7:z7&quot;; 0)" table:style-name="acquired_lot_alt_JPY"/>
          <table:table-cell table:formula="=HYPERLINK(&quot;#B2 In-Out.a7:z7&quot;; 1200.00000000000000000)" table:style-name="highlighted_JPY"/>
          <table:table-cell table:formula="=HYPERLINK(&quot;#B2 In-Out.a7:z7&quot;; 12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JPY"/>
          <table:table-cell table:formula="=HYPERLINK(&quot;#B2 In-Out.a8:z8&quot;; 205.0000000000000)" table:style-name="acquired_lot_JPY"/>
          <table:table-cell table:formula="=HYPERLINK(&quot;#B2 In-Out.a8:z8&quot;; 6355.00000000000)" table:style-name="highlighted_JPY"/>
          <table:table-cell table:formula="=HYPERLINK(&quot;#B2 In-Out.a8:z8&quot;; 15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JPY"/>
          <table:table-cell table:formula="=HYPERLINK(&quot;#B2 In-Out.a19:z19&quot;; 15300.00000000000)" table:style-name="taxable_event_alt_JPY"/>
          <table:table-cell table:formula="=HYPERLINK(&quot;#B2 In-Out.a19:z19&quot;; &quot;&quot;)" table:style-name="taxable_event_alt_JPY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JPY"/>
          <table:table-cell table:formula="=HYPERLINK(&quot;#B2 In-Out.a8:z8&quot;; 255.0000000000000)" table:style-name="acquired_lot_JPY"/>
          <table:table-cell table:formula="=HYPERLINK(&quot;#B2 In-Out.a8:z8&quot;; 7905.00000000000)" table:style-name="highlighted_JPY"/>
          <table:table-cell table:formula="=HYPERLINK(&quot;#B2 In-Out.a8:z8&quot;; 15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JPY"/>
          <table:table-cell table:formula="=HYPERLINK(&quot;#B2 In-Out.a28:z28&quot;; 21400.00000000000)" table:style-name="taxable_event_JPY"/>
          <table:table-cell table:formula="=HYPERLINK(&quot;#B2 In-Out.a28:z28&quot;; &quot;&quot;)" table:style-name="taxable_event_JPY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JPY"/>
          <table:table-cell table:formula="=HYPERLINK(&quot;#B2 In-Out.a8:z8&quot;; 20.0000000000000)" table:style-name="acquired_lot_JPY"/>
          <table:table-cell table:formula="=HYPERLINK(&quot;#B2 In-Out.a8:z8&quot;; 620.00000000000)" table:style-name="highlighted_JPY"/>
          <table:table-cell table:formula="=HYPERLINK(&quot;#B2 In-Out.a8:z8&quot;; 15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currency" office:currency="JPY" table:style-name="taxable_event_JPY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currency" office:currency="JPY" table:style-name="taxable_event_JPY"/>
          <table:table-cell office:value="11000.0" office:value-type="currency" office:currency="JPY" table:style-name="taxable_event_JPY"/>
          <table:table-cell office:value="111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currency" office:currency="JPY" table:style-name="transparent_JPY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currency" office:currency="JPY" table:style-name="transparent_JPY"/>
          <table:table-cell office:value="1200.0" office:value-type="currency" office:currency="JPY" table:style-name="transparent_JPY"/>
          <table:table-cell office:value="12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currency" office:currency="JPY" table:style-name="transparent_JPY"/>
          <table:table-cell office:value="7000.0" office:value-type="currency" office:currency="JPY" table:style-name="transparent_JPY"/>
          <table:table-cell office:value="7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currency" office:currency="JPY" table:style-name="transparent_JPY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currency" office:currency="JPY" table:style-name="transparent_JPY"/>
          <table:table-cell office:value="3900.0" office:value-type="currency" office:currency="JPY" table:style-name="transparent_JPY"/>
          <table:table-cell office:value="39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currency" office:currency="JPY" table:style-name="transparent_JPY"/>
          <table:table-cell office:value="15000.0" office:value-type="currency" office:currency="JPY" table:style-name="transparent_JPY"/>
          <table:table-cell office:value="1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currency" office:currency="JPY" table:style-name="taxable_event_JPY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currency" office:currency="JPY" table:style-name="highlighted_JPY"/>
          <table:table-cell office:value="202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currency" office:currency="JPY" table:style-name="taxable_event_JPY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currency" office:currency="JPY" table:style-name="highlighted_JPY"/>
          <table:table-cell office:value="153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currency" office:currency="JPY" table:style-name="taxable_event_JPY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currency" office:currency="JPY" table:style-name="taxable_event_JPY"/>
          <table:table-cell office:value="3307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currency" office:currency="JPY" table:style-name="taxable_event_JPY"/>
          <table:table-cell office:value="971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currency" office:currency="JPY" table:style-name="taxable_event_JPY"/>
          <table:table-cell office:value="2957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currency" office:currency="JPY" table:style-name="taxable_event_JPY"/>
          <table:table-cell office:value="148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JPY"/>
          <table:table-cell table:formula="=HYPERLINK(&quot;#B3 In-Out.a4:z4&quot;; 11000.00000000000)" table:style-name="taxable_event_JPY"/>
          <table:table-cell table:formula="=HYPERLINK(&quot;#B3 In-Out.a4:z4&quot;; &quot;&quot;)" table:style-name="taxable_event_JPY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JPY"/>
          <table:table-cell table:formula="=HYPERLINK(&quot;#B3 In-Out.a14:z14&quot;; 11200.00000000000)" table:style-name="taxable_event_alt_JPY"/>
          <table:table-cell table:formula="=HYPERLINK(&quot;#B3 In-Out.a14:z14&quot;; &quot;&quot;)" table:style-name="taxable_event_alt_JPY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JPY"/>
          <table:table-cell table:formula="=HYPERLINK(&quot;#B3 In-Out.a4:z4&quot;; 75.0000000000000)" table:style-name="acquired_lot_JPY"/>
          <table:table-cell table:formula="=HYPERLINK(&quot;#B3 In-Out.a4:z4&quot;; 8325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JPY"/>
          <table:table-cell table:formula="=HYPERLINK(&quot;#B3 In-Out.a25:z25&quot;; 11400.00000000000)" table:style-name="taxable_event_JPY"/>
          <table:table-cell table:formula="=HYPERLINK(&quot;#B3 In-Out.a25:z25&quot;; &quot;&quot;)" table:style-name="taxable_event_JPY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JPY"/>
          <table:table-cell table:formula="=HYPERLINK(&quot;#B3 In-Out.a4:z4&quot;; 0.50000000000000)" table:style-name="acquired_lot_JPY"/>
          <table:table-cell table:formula="=HYPERLINK(&quot;#B3 In-Out.a4:z4&quot;; 55.5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JPY"/>
          <table:table-cell table:formula="=HYPERLINK(&quot;#B3 In-Out.a15:z15&quot;; 12200.00000000000)" table:style-name="taxable_event_alt_JPY"/>
          <table:table-cell table:formula="=HYPERLINK(&quot;#B3 In-Out.a15:z15&quot;; &quot;&quot;)" table:style-name="taxable_event_alt_JPY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JPY"/>
          <table:table-cell table:formula="=HYPERLINK(&quot;#B3 In-Out.a4:z4&quot;; 10.000000000000)" table:style-name="acquired_lot_JPY"/>
          <table:table-cell table:formula="=HYPERLINK(&quot;#B3 In-Out.a4:z4&quot;; 1110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JPY"/>
          <table:table-cell table:formula="=HYPERLINK(&quot;#B3 In-Out.a16:z16&quot;; 14200.00000000000)" table:style-name="taxable_event_JPY"/>
          <table:table-cell table:formula="=HYPERLINK(&quot;#B3 In-Out.a16:z16&quot;; &quot;&quot;)" table:style-name="taxable_event_JPY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JPY"/>
          <table:table-cell table:formula="=HYPERLINK(&quot;#B3 In-Out.a4:z4&quot;; 14.50000000000000)" table:style-name="acquired_lot_JPY"/>
          <table:table-cell table:formula="=HYPERLINK(&quot;#B3 In-Out.a4:z4&quot;; 1609.5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JPY"/>
          <table:table-cell table:formula="=HYPERLINK(&quot;#B3 In-Out.a16:z16&quot;; 14200.00000000000)" table:style-name="taxable_event_JPY"/>
          <table:table-cell table:formula="=HYPERLINK(&quot;#B3 In-Out.a16:z16&quot;; &quot;&quot;)" table:style-name="taxable_event_JPY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JPY"/>
          <table:table-cell table:formula="=HYPERLINK(&quot;#B3 In-Out.a5:z5&quot;; 0)" table:style-name="acquired_lot_alt_JPY"/>
          <table:table-cell table:formula="=HYPERLINK(&quot;#B3 In-Out.a5:z5&quot;; 1200.00000000000000000)" table:style-name="highlighted_JPY"/>
          <table:table-cell table:formula="=HYPERLINK(&quot;#B3 In-Out.a5:z5&quot;; 12000.00000000000)" table:style-name="acquired_lot_alt_JPY"/>
          <table:table-cell table:formula="=HYPERLINK(&quot;#B3 In-Out.a5:z5&quot;; &quot;&quot;)" table:style-name="acquired_lot_alt_JPY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JPY"/>
          <table:table-cell table:formula="=HYPERLINK(&quot;#B3 In-Out.a16:z16&quot;; 14200.00000000000)" table:style-name="taxable_event_JPY"/>
          <table:table-cell table:formula="=HYPERLINK(&quot;#B3 In-Out.a16:z16&quot;; &quot;&quot;)" table:style-name="taxable_event_JPY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JPY"/>
          <table:table-cell table:formula="=HYPERLINK(&quot;#B3 In-Out.a6:z6&quot;; 8.0000000000000)" table:style-name="acquired_lot_JPY"/>
          <table:table-cell table:formula="=HYPERLINK(&quot;#B3 In-Out.a6:z6&quot;; 148.000000000000000000)" table:style-name="highlighted_JPY"/>
          <table:table-cell table:formula="=HYPERLINK(&quot;#B3 In-Out.a6:z6&quot;; 14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JPY"/>
          <table:table-cell table:formula="=HYPERLINK(&quot;#B3 In-Out.a17:z17&quot;; 14300.00000000000)" table:style-name="taxable_event_alt_JPY"/>
          <table:table-cell table:formula="=HYPERLINK(&quot;#B3 In-Out.a17:z17&quot;; &quot;&quot;)" table:style-name="taxable_event_alt_JPY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JPY"/>
          <table:table-cell table:formula="=HYPERLINK(&quot;#B3 In-Out.a6:z6&quot;; 80.000000000000)" table:style-name="acquired_lot_JPY"/>
          <table:table-cell table:formula="=HYPERLINK(&quot;#B3 In-Out.a6:z6&quot;; 1480.00000000000000000)" table:style-name="highlighted_JPY"/>
          <table:table-cell table:formula="=HYPERLINK(&quot;#B3 In-Out.a6:z6&quot;; 14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JPY"/>
          <table:table-cell table:formula="=HYPERLINK(&quot;#B3 In-Out.a27:z27&quot;; 14400.00000000000)" table:style-name="taxable_event_JPY"/>
          <table:table-cell table:formula="=HYPERLINK(&quot;#B3 In-Out.a27:z27&quot;; &quot;&quot;)" table:style-name="taxable_event_JPY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JPY"/>
          <table:table-cell table:formula="=HYPERLINK(&quot;#B3 In-Out.a6:z6&quot;; 16.0000000000000)" table:style-name="acquired_lot_JPY"/>
          <table:table-cell table:formula="=HYPERLINK(&quot;#B3 In-Out.a6:z6&quot;; 296.00000000000000000)" table:style-name="highlighted_JPY"/>
          <table:table-cell table:formula="=HYPERLINK(&quot;#B3 In-Out.a6:z6&quot;; 14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JPY"/>
          <table:table-cell table:formula="=HYPERLINK(&quot;#B3 In-Out.a18:z18&quot;; 20200.00000000000)" table:style-name="taxable_event_alt_JPY"/>
          <table:table-cell table:formula="=HYPERLINK(&quot;#B3 In-Out.a18:z18&quot;; &quot;&quot;)" table:style-name="taxable_event_alt_JPY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JPY"/>
          <table:table-cell table:formula="=HYPERLINK(&quot;#B3 In-Out.a6:z6&quot;; 296.0000000000000)" table:style-name="acquired_lot_JPY"/>
          <table:table-cell table:formula="=HYPERLINK(&quot;#B3 In-Out.a6:z6&quot;; 5476.0000000000000000)" table:style-name="highlighted_JPY"/>
          <table:table-cell table:formula="=HYPERLINK(&quot;#B3 In-Out.a6:z6&quot;; 14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JPY"/>
          <table:table-cell table:formula="=HYPERLINK(&quot;#B3 In-Out.a18:z18&quot;; 20200.00000000000)" table:style-name="taxable_event_alt_JPY"/>
          <table:table-cell table:formula="=HYPERLINK(&quot;#B3 In-Out.a18:z18&quot;; &quot;&quot;)" table:style-name="taxable_event_alt_JPY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JPY"/>
          <table:table-cell table:formula="=HYPERLINK(&quot;#B3 In-Out.a7:z7&quot;; 0)" table:style-name="acquired_lot_alt_JPY"/>
          <table:table-cell table:formula="=HYPERLINK(&quot;#B3 In-Out.a7:z7&quot;; 3900.0000000000000000)" table:style-name="highlighted_JPY"/>
          <table:table-cell table:formula="=HYPERLINK(&quot;#B3 In-Out.a7:z7&quot;; 13000.00000000000)" table:style-name="acquired_lot_alt_JPY"/>
          <table:table-cell table:formula="=HYPERLINK(&quot;#B3 In-Out.a7:z7&quot;; &quot;&quot;)" table:style-name="acquired_lot_alt_JPY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JPY"/>
          <table:table-cell table:formula="=HYPERLINK(&quot;#B3 In-Out.a18:z18&quot;; 20200.00000000000)" table:style-name="taxable_event_alt_JPY"/>
          <table:table-cell table:formula="=HYPERLINK(&quot;#B3 In-Out.a18:z18&quot;; &quot;&quot;)" table:style-name="taxable_event_alt_JPY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JPY"/>
          <table:table-cell table:formula="=HYPERLINK(&quot;#B3 In-Out.a8:z8&quot;; 205.0000000000000)" table:style-name="acquired_lot_JPY"/>
          <table:table-cell table:formula="=HYPERLINK(&quot;#B3 In-Out.a8:z8&quot;; 6355.00000000000)" table:style-name="highlighted_JPY"/>
          <table:table-cell table:formula="=HYPERLINK(&quot;#B3 In-Out.a8:z8&quot;; 15000.00000000000)" table:style-name="acquired_lot_JPY"/>
          <table:table-cell table:formula="=HYPERLINK(&quot;#B3 In-Out.a8:z8&quot;; &quot;&quot;)" table:style-name="acquired_lot_JPY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JPY"/>
          <table:table-cell table:formula="=HYPERLINK(&quot;#B3 In-Out.a19:z19&quot;; 15300.00000000000)" table:style-name="taxable_event_JPY"/>
          <table:table-cell table:formula="=HYPERLINK(&quot;#B3 In-Out.a19:z19&quot;; &quot;&quot;)" table:style-name="taxable_event_JPY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JPY"/>
          <table:table-cell table:formula="=HYPERLINK(&quot;#B3 In-Out.a8:z8&quot;; 255.0000000000000)" table:style-name="acquired_lot_JPY"/>
          <table:table-cell table:formula="=HYPERLINK(&quot;#B3 In-Out.a8:z8&quot;; 7905.00000000000)" table:style-name="highlighted_JPY"/>
          <table:table-cell table:formula="=HYPERLINK(&quot;#B3 In-Out.a8:z8&quot;; 15000.00000000000)" table:style-name="acquired_lot_JPY"/>
          <table:table-cell table:formula="=HYPERLINK(&quot;#B3 In-Out.a8:z8&quot;; &quot;&quot;)" table:style-name="acquired_lot_JPY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JPY"/>
          <table:table-cell table:formula="=HYPERLINK(&quot;#B3 In-Out.a28:z28&quot;; 21400.00000000000)" table:style-name="taxable_event_alt_JPY"/>
          <table:table-cell table:formula="=HYPERLINK(&quot;#B3 In-Out.a28:z28&quot;; &quot;&quot;)" table:style-name="taxable_event_alt_JPY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JPY"/>
          <table:table-cell table:formula="=HYPERLINK(&quot;#B3 In-Out.a8:z8&quot;; 20.0000000000000)" table:style-name="acquired_lot_JPY"/>
          <table:table-cell table:formula="=HYPERLINK(&quot;#B3 In-Out.a8:z8&quot;; 620.00000000000)" table:style-name="highlighted_JPY"/>
          <table:table-cell table:formula="=HYPERLINK(&quot;#B3 In-Out.a8:z8&quot;; 15000.00000000000)" table:style-name="acquired_lot_JPY"/>
          <table:table-cell table:formula="=HYPERLINK(&quot;#B3 In-Out.a8:z8&quot;; &quot;&quot;)" table:style-name="acquired_lot_JPY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currency" office:currency="JPY" table:style-name="transparent_border_JPY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currency" office:currency="JPY" table:style-name="transparent_border_JPY"/>
          <table:table-cell office:value="1200.0" office:value-type="currency" office:currency="JPY" table:style-name="transparent_border_JPY"/>
          <table:table-cell office:value="1200.0" office:value-type="currency" office:currency="JPY" table:style-name="transparent_border_JPY"/>
          <table:table-cell office:value-type="string" table:style-name="transparent_border_JPY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currency" office:currency="JPY" table:style-name="transparent_JPY"/>
          <table:table-cell office:value="7000.0" office:value-type="currency" office:currency="JPY" table:style-name="transparent_JPY"/>
          <table:table-cell office:value="7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currency" office:currency="JPY" table:style-name="transparent_JPY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currency" office:currency="JPY" table:style-name="transparent_JPY"/>
          <table:table-cell office:value="3900.0" office:value-type="currency" office:currency="JPY" table:style-name="transparent_JPY"/>
          <table:table-cell office:value="39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currency" office:currency="JPY" table:style-name="transparent_JPY"/>
          <table:table-cell office:value="15000.0" office:value-type="currency" office:currency="JPY" table:style-name="transparent_JPY"/>
          <table:table-cell office:value="1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currency" office:currency="JPY" table:style-name="taxable_event_JPY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currency" office:currency="JPY" table:style-name="highlighted_JPY"/>
          <table:table-cell office:value="153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currency" office:currency="JPY" table:style-name="taxable_event_JPY"/>
          <table:table-cell office:value="23636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62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currency" office:currency="JPY" table:style-name="taxable_event_border_JPY"/>
          <table:table-cell office:value="9435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0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currency" office:currency="JPY" table:style-name="taxable_event_JPY"/>
          <table:table-cell office:value="351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22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currency" office:currency="JPY" table:style-name="taxable_event_JPY"/>
          <table:table-cell office:value="2957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currency" office:currency="JPY" table:style-name="taxable_event_JPY"/>
          <table:table-cell office:value="148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JPY"/>
          <table:table-cell table:formula="=HYPERLINK(&quot;#B4 In-Out.a14:z14&quot;; 11200.00000000000)" table:style-name="taxable_event_JPY"/>
          <table:table-cell table:formula="=HYPERLINK(&quot;#B4 In-Out.a14:z14&quot;; &quot;&quot;)" table:style-name="taxable_event_JPY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JPY"/>
          <table:table-cell table:formula="=HYPERLINK(&quot;#B4 In-Out.a4:z4&quot;; 75.0000000000000)" table:style-name="acquired_lot_JPY"/>
          <table:table-cell table:formula="=HYPERLINK(&quot;#B4 In-Out.a4:z4&quot;; 8325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JPY"/>
          <table:table-cell table:formula="=HYPERLINK(&quot;#B4 In-Out.a25:z25&quot;; 11400.00000000000)" table:style-name="taxable_event_alt_JPY"/>
          <table:table-cell table:formula="=HYPERLINK(&quot;#B4 In-Out.a25:z25&quot;; &quot;&quot;)" table:style-name="taxable_event_alt_JPY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JPY"/>
          <table:table-cell table:formula="=HYPERLINK(&quot;#B4 In-Out.a4:z4&quot;; 0.50000000000000)" table:style-name="acquired_lot_JPY"/>
          <table:table-cell table:formula="=HYPERLINK(&quot;#B4 In-Out.a4:z4&quot;; 55.5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JPY"/>
          <table:table-cell table:formula="=HYPERLINK(&quot;#B4 In-Out.a15:z15&quot;; 12200.00000000000)" table:style-name="taxable_event_JPY"/>
          <table:table-cell table:formula="=HYPERLINK(&quot;#B4 In-Out.a15:z15&quot;; &quot;&quot;)" table:style-name="taxable_event_JPY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JPY"/>
          <table:table-cell table:formula="=HYPERLINK(&quot;#B4 In-Out.a4:z4&quot;; 10.000000000000)" table:style-name="acquired_lot_JPY"/>
          <table:table-cell table:formula="=HYPERLINK(&quot;#B4 In-Out.a4:z4&quot;; 1110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JPY"/>
          <table:table-cell table:formula="=HYPERLINK(&quot;#B4 In-Out.a4:z4&quot;; 14.50000000000000)" table:style-name="acquired_lot_JPY"/>
          <table:table-cell table:formula="=HYPERLINK(&quot;#B4 In-Out.a4:z4&quot;; 1609.5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JPY"/>
          <table:table-cell table:formula="=HYPERLINK(&quot;#B4 In-Out.a5:z5&quot;; 0)" table:style-name="acquired_lot_alt_JPY"/>
          <table:table-cell table:formula="=HYPERLINK(&quot;#B4 In-Out.a5:z5&quot;; 1200.00000000000000000)" table:style-name="highlighted_JPY"/>
          <table:table-cell table:formula="=HYPERLINK(&quot;#B4 In-Out.a5:z5&quot;; 12000.00000000000)" table:style-name="acquired_lot_alt_JPY"/>
          <table:table-cell table:formula="=HYPERLINK(&quot;#B4 In-Out.a5:z5&quot;; &quot;&quot;)" table:style-name="acquired_lot_alt_JPY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JPY"/>
          <table:table-cell table:formula="=HYPERLINK(&quot;#B4 In-Out.a6:z6&quot;; 8.0000000000000)" table:style-name="acquired_lot_JPY"/>
          <table:table-cell table:formula="=HYPERLINK(&quot;#B4 In-Out.a6:z6&quot;; 148.000000000000000000)" table:style-name="highlighted_JPY"/>
          <table:table-cell table:formula="=HYPERLINK(&quot;#B4 In-Out.a6:z6&quot;; 14000.00000000000)" table:style-name="acquired_lot_JPY"/>
          <table:table-cell table:formula="=HYPERLINK(&quot;#B4 In-Out.a6:z6&quot;; &quot;&quot;)" table:style-name="acquired_lot_JPY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JPY"/>
          <table:table-cell table:formula="=HYPERLINK(&quot;#B4 In-Out.a17:z17&quot;; 14300.00000000000)" table:style-name="taxable_event_JPY"/>
          <table:table-cell table:formula="=HYPERLINK(&quot;#B4 In-Out.a17:z17&quot;; &quot;&quot;)" table:style-name="taxable_event_JPY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JPY"/>
          <table:table-cell table:formula="=HYPERLINK(&quot;#B4 In-Out.a6:z6&quot;; 80.000000000000)" table:style-name="acquired_lot_JPY"/>
          <table:table-cell table:formula="=HYPERLINK(&quot;#B4 In-Out.a6:z6&quot;; 1480.00000000000000000)" table:style-name="highlighted_JPY"/>
          <table:table-cell table:formula="=HYPERLINK(&quot;#B4 In-Out.a6:z6&quot;; 14000.00000000000)" table:style-name="acquired_lot_JPY"/>
          <table:table-cell table:formula="=HYPERLINK(&quot;#B4 In-Out.a6:z6&quot;; &quot;&quot;)" table:style-name="acquired_lot_JPY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JPY"/>
          <table:table-cell table:formula="=HYPERLINK(&quot;#B4 In-Out.a27:z27&quot;; 14400.00000000000)" table:style-name="taxable_event_alt_JPY"/>
          <table:table-cell table:formula="=HYPERLINK(&quot;#B4 In-Out.a27:z27&quot;; &quot;&quot;)" table:style-name="taxable_event_alt_JPY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JPY"/>
          <table:table-cell table:formula="=HYPERLINK(&quot;#B4 In-Out.a6:z6&quot;; 16.0000000000000)" table:style-name="acquired_lot_JPY"/>
          <table:table-cell table:formula="=HYPERLINK(&quot;#B4 In-Out.a6:z6&quot;; 296.00000000000000000)" table:style-name="highlighted_JPY"/>
          <table:table-cell table:formula="=HYPERLINK(&quot;#B4 In-Out.a6:z6&quot;; 14000.00000000000)" table:style-name="acquired_lot_JPY"/>
          <table:table-cell table:formula="=HYPERLINK(&quot;#B4 In-Out.a6:z6&quot;; &quot;&quot;)" table:style-name="acquired_lot_JPY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JPY"/>
          <table:table-cell table:formula="=HYPERLINK(&quot;#B4 In-Out.a18:z18&quot;; 20200.00000000000)" table:style-name="taxable_event_border_JPY"/>
          <table:table-cell table:formula="=HYPERLINK(&quot;#B4 In-Out.a18:z18&quot;; &quot;&quot;)" table:style-name="taxable_event_border_JPY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JPY"/>
          <table:table-cell table:formula="=HYPERLINK(&quot;#B4 In-Out.a6:z6&quot;; 296.0000000000000)" table:style-name="acquired_lot_border_JPY"/>
          <table:table-cell table:formula="=HYPERLINK(&quot;#B4 In-Out.a6:z6&quot;; 5476.0000000000000000)" table:style-name="highlighted_border_JPY"/>
          <table:table-cell table:formula="=HYPERLINK(&quot;#B4 In-Out.a6:z6&quot;; 14000.00000000000)" table:style-name="acquired_lot_border_JPY"/>
          <table:table-cell table:formula="=HYPERLINK(&quot;#B4 In-Out.a6:z6&quot;; &quot;&quot;)" table:style-name="acquired_lot_border_JPY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JPY"/>
          <table:table-cell table:formula="=HYPERLINK(&quot;#B4 In-Out.a18:z18&quot;; 20200.00000000000)" table:style-name="taxable_event_JPY"/>
          <table:table-cell table:formula="=HYPERLINK(&quot;#B4 In-Out.a18:z18&quot;; &quot;&quot;)" table:style-name="taxable_event_JPY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JPY"/>
          <table:table-cell table:formula="=HYPERLINK(&quot;#B4 In-Out.a7:z7&quot;; 0)" table:style-name="acquired_lot_alt_JPY"/>
          <table:table-cell table:formula="=HYPERLINK(&quot;#B4 In-Out.a7:z7&quot;; 3900.0000000000000000)" table:style-name="highlighted_JPY"/>
          <table:table-cell table:formula="=HYPERLINK(&quot;#B4 In-Out.a7:z7&quot;; 13000.00000000000)" table:style-name="acquired_lot_alt_JPY"/>
          <table:table-cell table:formula="=HYPERLINK(&quot;#B4 In-Out.a7:z7&quot;; &quot;&quot;)" table:style-name="acquired_lot_alt_JPY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JPY"/>
          <table:table-cell table:formula="=HYPERLINK(&quot;#B4 In-Out.a18:z18&quot;; 20200.00000000000)" table:style-name="taxable_event_JPY"/>
          <table:table-cell table:formula="=HYPERLINK(&quot;#B4 In-Out.a18:z18&quot;; &quot;&quot;)" table:style-name="taxable_event_JPY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JPY"/>
          <table:table-cell table:formula="=HYPERLINK(&quot;#B4 In-Out.a8:z8&quot;; 205.0000000000000)" table:style-name="acquired_lot_JPY"/>
          <table:table-cell table:formula="=HYPERLINK(&quot;#B4 In-Out.a8:z8&quot;; 6355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JPY"/>
          <table:table-cell table:formula="=HYPERLINK(&quot;#B4 In-Out.a19:z19&quot;; 15300.00000000000)" table:style-name="taxable_event_alt_JPY"/>
          <table:table-cell table:formula="=HYPERLINK(&quot;#B4 In-Out.a19:z19&quot;; &quot;&quot;)" table:style-name="taxable_event_alt_JPY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JPY"/>
          <table:table-cell table:formula="=HYPERLINK(&quot;#B4 In-Out.a8:z8&quot;; 255.0000000000000)" table:style-name="acquired_lot_JPY"/>
          <table:table-cell table:formula="=HYPERLINK(&quot;#B4 In-Out.a8:z8&quot;; 7905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JPY"/>
          <table:table-cell table:formula="=HYPERLINK(&quot;#B4 In-Out.a28:z28&quot;; 21400.00000000000)" table:style-name="taxable_event_JPY"/>
          <table:table-cell table:formula="=HYPERLINK(&quot;#B4 In-Out.a28:z28&quot;; &quot;&quot;)" table:style-name="taxable_event_JPY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JPY"/>
          <table:table-cell table:formula="=HYPERLINK(&quot;#B4 In-Out.a8:z8&quot;; 20.0000000000000)" table:style-name="acquired_lot_JPY"/>
          <table:table-cell table:formula="=HYPERLINK(&quot;#B4 In-Out.a8:z8&quot;; 620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4T23:36:23.333759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